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2718" officeooo:paragraph-rsid="00072718"/>
    </style:style>
    <style:style style:name="P2" style:family="paragraph" style:parent-style-name="Standard">
      <style:text-properties officeooo:rsid="0007cd7c" officeooo:paragraph-rsid="0007cd7c"/>
    </style:style>
    <style:style style:name="T1" style:family="text">
      <style:text-properties officeooo:rsid="0007cd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Statement</text:p>
      <text:p text:style-name="P1"/>
      <text:p text:style-name="P1">I am applying to the Art Education Masters because it is a relevant program to my interests in art, education and my professional interests as well. <text:s/></text:p>
      <text:p text:style-name="P1"/>
      <text:p text:style-name="P1">My passion for teaching became clear when I was hired as Summer Assistant to MWAC in 2014. <text:s/>The MWAC is a local Arts Council and Gallery located in my hometown of Hamiota, Manitoba. <text:s/>It was interested in beginning a summer day camp for art for children and asked me to pilot it. <text:s/>I agreed. <text:s/>I was responsible for the <text:span text:style-name="T1">designing the program and writing the cirriculem, and organizing the logistics, promoting the program and driving to the communities and giving the instruction. <text:s/>Class sizes were around 5 to 20 students. <text:s/>I enjoyed drawing from my formal education in visual arts, art history and theory, and developmental psychology in an applied format. <text:s/>It was very exciting and positve experience to work with children. <text:s/>I found their ideas fresh.</text:span></text:p>
      <text:p text:style-name="P1"/>
      <text:p text:style-name="P2">Since that year, I have been rehired for three consecutive summers. <text:s/>The surrounding communties have come to anticipate the program. <text:s/>Through this experience I have made mistakes and learned from them. <text:s/>It was an interesting challenge to balance theory and history and technique, to a level that is engaging and not overwhelming. <text:s/>I enjoyed creating the own program from scratch, finding my own resources to engage their imagination and challenge my students. <text:s/>Imparting knowledge was only one exciting aspect of teaching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47:31.213000000</meta:creation-date>
    <dc:date>2016-12-05T23:41:27.518000000</dc:date>
    <meta:editing-duration>PT38M46S</meta:editing-duration>
    <meta:editing-cycles>1</meta:editing-cycles>
    <meta:document-statistic meta:table-count="0" meta:image-count="0" meta:object-count="0" meta:page-count="1" meta:paragraph-count="4" meta:word-count="236" meta:character-count="1441" meta:non-whitespace-character-count="1194"/>
    <meta:generator>LibreOffice/4.3.5.2$Windows_x86 LibreOffice_project/3a87456aaa6a95c63eea1c1b3201acedf0751bd5</meta:generator>
  </office:meta>
</office:document-meta>
</file>